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2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4.752cm"/>
    </style:style>
    <style:style style:name="co4" style:family="table-column">
      <style:table-column-properties fo:break-before="auto" style:column-width="8.49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Internal Functions in IDM8.0SP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spatcher Engine</text:p>
          </table:table-cell>
          <table:table-cell table:style-name="ce1" office:value-type="string" calcext:value-type="string">
            <text:p>Available in Rhidmo</text:p>
          </table:table-cell>
          <table:table-cell table:style-name="ce1" office:value-type="string" calcext:value-type="string">
            <text:p>Remark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ddAuditInfo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auditid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AppContext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pplyPend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CheckF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Ile API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CheckMembershi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ChecksumF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th MD5 and SHA-1 are considered insec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CkSum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CompareHash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Decryp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DESDecryp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ESEncryp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Encryp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t the moment only Keys.ini key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ErrMs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Erro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rites to JAVA AS log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ExpandStr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FingerPrin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FromBase6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FromF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Ile API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FromHex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neratePasswor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nHash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Approver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AttrsOfTyp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Audit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auditid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ChangeValue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Constan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Context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Coun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DeltaInfo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Entry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e to implement, but superfluo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ErrCoun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ErrorInfo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GeneralizedTimeZ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Date() objects and methods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Global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re are no global variab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GU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IDStor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IniF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PackageTask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PassDocumentat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re are no p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PassSubjec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re are no p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ProvisionUs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auditid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Repository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repository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RepositoryNam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repository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RepositoryPackage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repository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Repository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repository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Task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e to implement, but superfluo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TaskNam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TaskRoo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User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job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WarnCoun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HexToByt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HTMLEscap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HTMLEUnescap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ncContext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ontext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nfo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nt8ToDat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_Approva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_Compar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_Creat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Delet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Ge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_GetEntr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_GetErro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_GetValu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_LinkEntrie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nGetValue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_PrivReconc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RepairEntr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ResolveDynamicGrou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_Rever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SetApprova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SetDirt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SetValu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sGe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_sGetValu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_Touch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Runn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llFile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Ile API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DAPGetD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DAPGetEntr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ocaleToSapLanguag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ookupClos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ookupCreateDB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ookupDelet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ookupOpe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quires MS Access and Windows Engine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ookupSeek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ookupSeek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D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ecure/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MGetContext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ontext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ewEntr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rovis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utIniF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eformatDat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eplaceBinar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eplaceStr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epositoryConfi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epositoryStatu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esetDelt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esolveDGMembershi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etryPrivilegeAd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etryPrivilegeRemov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unJobNow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apLang1ToLanguag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apLanguageToLang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apLanguageToLoca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lec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ndSMTPMessag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ndSNMPTra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tContext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ontext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tExitCod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tGlobal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tJobToErro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tRepository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tUser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HA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hel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hellRea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ki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lee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appropriate Javascript function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plitStr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appropriate Javascript function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to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trConv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appropriate Javascript function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oBase6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BinF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F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Ile API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oHex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Warn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.00.0000</text:date>, <text:time style:data-style-name="N2" text:time-value="11:05:24.691955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1:08:32.828000000</meta:creation-date>
    <dc:date>2018-01-25T11:09:22.252872225</dc:date>
    <meta:editing-duration>PT47M18S</meta:editing-duration>
    <meta:editing-cycles>16</meta:editing-cycles>
    <meta:generator>LibreOffice/4.2.8.2$Linux_X86_64 LibreOffice_project/420m0$Build-2</meta:generator>
    <meta:document-statistic meta:table-count="1" meta:cell-count="457" meta:object-count="0"/>
  </office:meta>
</office:document-meta>
</file>